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208in" style:rel-column-width="8714*"/>
    </style:style>
    <style:style style:name="Table2.B" style:family="table-column">
      <style:table-column-properties style:column-width="0.2056in" style:rel-column-width="1945*"/>
    </style:style>
    <style:style style:name="Table2.C" style:family="table-column">
      <style:table-column-properties style:column-width="3.1854in" style:rel-column-width="30145*"/>
    </style:style>
    <style:style style:name="Table2.D" style:family="table-column">
      <style:table-column-properties style:column-width="2.6132in" style:rel-column-width="2473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1139in" table:align="righ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1139in" table:align="right"/>
    </style:style>
    <style:style style:name="Table4.A" style:family="table-column">
      <style:table-column-properties style:column-width="6.1139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688in" table:align="right"/>
    </style:style>
    <style:style style:name="Table5.A" style:family="table-column">
      <style:table-column-properties style:column-width="5.5688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>
        <style:tab-stops>
          <style:tab-stop style:position="3.3311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B-15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2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P2">SDR. KEPALA KANTOR LELANG NEGARA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2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Permintaan penelitian Benda sitaan/barang Bukti.</text:p>
            <text:p text:style-name="Table_20_Contents">{barbuk}</text:p>
          </table:table-cell>
          <table:table-cell table:style-name="Table2.A1" office:value-type="string">
            <text:p text:style-name="P2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 text:c="12"/>Dengan ini diminta agar Saudara dapat melakukan pelelangan terhadap barang-barang yang disita / dibawah kekuasaan *) Kejaksaan sebagaimana tercatat dalam Register benda sitaan/barang bukti No {nomor} tanggal {tgl_register} yang berupa {detail_barbuk} yang berada/disimpan di {tempat_barbuk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2"/>Pelaksanaan lelang tersebut diminta dibuatkan risalah lelang dan menyerahkan hasil pelelangan kepada kami untuk dapat digunakan barang bukti pengganti dalam protes penyelesaian lebih lanjut perkara tersangka/terdakwa {detail_tersangka}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Atas bantuan Saudara diucapkan terima kasih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">{Kejaksaan}</text:p>
            <text:p text:style-name="P3">SELAKU PENUNTUT UMUM</text:p>
            <text:p text:style-name="P3"/>
            <text:p text:style-name="P3"/>
            <text:p text:style-name="P3"/>
            <text:p text:style-name="P3"/>
            <text:p text:style-name="P3"/>
            <text:p text:style-name="P4"><text:bookmark-start text:name="__DdeLink__3149_1851845632"/>{nama_penandatangan}</text:p>
            <text:p text:style-name="P3">{pangkat}NIP.{nip_penandatangan}<text:bookmark-end text:name="__DdeLink__3149_1851845632"/>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51:15.65</dc:date>
    <meta:editing-duration>PT1H30M44S</meta:editing-duration>
    <meta:editing-cycles>12</meta:editing-cycles>
    <meta:generator>OpenOffice/4.1.1$Win32 OpenOffice.org_project/411m6$Build-9775</meta:generator>
    <meta:document-statistic meta:table-count="6" meta:image-count="0" meta:object-count="0" meta:page-count="1" meta:paragraph-count="30" meta:word-count="116" meta:character-count="945"/>
    <dc:creator>hadi wibowo</dc:creator>
  </office:meta>
</office:document-meta>
</file>